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9.35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11.89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15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fw_sol_dial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tt</text:p>
          </table:table-cell>
          <table:table-cell table:style-name="Default" office:value-type="string" calcext:value-type="string">
            <text:p>vols</text:p>
          </table:table-cell>
          <table:table-cell table:style-name="Default" office:value-type="string" calcext:value-type="string">
            <text:p>cij</text:p>
          </table:table-cell>
          <table:table-cell table:style-name="Default" office:value-type="string" calcext:value-type="string">
            <text:p>V7</text:p>
          </table:table-cell>
          <table:table-cell table:style-name="Default" office:value-type="string" calcext:value-type="string">
            <text:p>V9</text:p>
          </table:table-cell>
          <table:table-cell table:style-name="Default" office:value-type="string" calcext:value-type="string">
            <text:p>V17</text:p>
          </table:table-cell>
          <table:table-cell table:style-name="Default" office:value-type="string" calcext:value-type="string">
            <text:p>V19</text:p>
          </table:table-cell>
          <table:table-cell office:value-type="string" calcext:value-type="string">
            <text:p>BP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72" calcext:value-type="float">
            <text:p>3,72</text:p>
          </table:table-cell>
          <table:table-cell office:value-type="float" office:value="74.3391503045136" calcext:value-type="float">
            <text:p>74,3</text:p>
          </table:table-cell>
          <table:table-cell office:value-type="float" office:value="3.72210387315087" calcext:value-type="float">
            <text:p>3,7</text:p>
          </table:table-cell>
          <table:table-cell office:value-type="float" office:value="0.0000000699277462843364" calcext:value-type="float">
            <text:p>0,0</text:p>
          </table:table-cell>
          <table:table-cell office:value-type="float" office:value="74.3391501329069" calcext:value-type="float">
            <text:p>74,3</text:p>
          </table:table-cell>
          <table:table-cell office:value-type="float" office:value="0.0000000343116090221874" calcext:value-type="float">
            <text:p>0,0</text:p>
          </table:table-cell>
          <table:table-cell office:value-type="float" office:value="0.0000000673673477951094" calcext:value-type="float">
            <text:p>0,0</text:p>
          </table:table-cell>
          <table:table-cell table:formula="of:=[.E2]*(1+0.15*POWER([.F2]/[.D2];4))" office:value-type="float" office:value="3.72210387315087" calcext:value-type="float">
            <text:p>3,7221038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3.72" calcext:value-type="float">
            <text:p>3,72</text:p>
          </table:table-cell>
          <table:table-cell office:value-type="float" office:value="74.3408548787202" calcext:value-type="float">
            <text:p>74,3</text:p>
          </table:table-cell>
          <table:table-cell office:value-type="float" office:value="3.72210406612221" calcext:value-type="float">
            <text:p>3,7</text:p>
          </table:table-cell>
          <table:table-cell office:value-type="float" office:value="0.0000000673663221023024" calcext:value-type="float">
            <text:p>0,0</text:p>
          </table:table-cell>
          <table:table-cell office:value-type="float" office:value="0.0000000343115355959463" calcext:value-type="float">
            <text:p>0,0</text:p>
          </table:table-cell>
          <table:table-cell office:value-type="float" office:value="74.3408547071157" calcext:value-type="float">
            <text:p>74,3</text:p>
          </table:table-cell>
          <table:table-cell office:value-type="float" office:value="0.0000000699266411622168" calcext:value-type="float">
            <text:p>0,0</text:p>
          </table:table-cell>
          <table:table-cell table:formula="of:=[.E3]*(1+0.15*POWER([.F3]/[.D3];4))" office:value-type="float" office:value="3.7221040661222" calcext:value-type="float">
            <text:p>3,7221040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.72" calcext:value-type="float">
            <text:p>3,72</text:p>
          </table:table-cell>
          <table:table-cell office:value-type="float" office:value="74.3408548787202" calcext:value-type="float">
            <text:p>74,3</text:p>
          </table:table-cell>
          <table:table-cell office:value-type="float" office:value="3.72210406612221" calcext:value-type="float">
            <text:p>3,7</text:p>
          </table:table-cell>
          <table:table-cell office:value-type="float" office:value="0.0000000673663221023024" calcext:value-type="float">
            <text:p>0,0</text:p>
          </table:table-cell>
          <table:table-cell office:value-type="float" office:value="0.000000034311535595946" calcext:value-type="float">
            <text:p>0,0</text:p>
          </table:table-cell>
          <table:table-cell office:value-type="float" office:value="74.3408547071157" calcext:value-type="float">
            <text:p>74,3</text:p>
          </table:table-cell>
          <table:table-cell office:value-type="float" office:value="0.0000000699266411622168" calcext:value-type="float">
            <text:p>0,0</text:p>
          </table:table-cell>
          <table:table-cell table:formula="of:=[.E4]*(1+0.15*POWER([.F4]/[.D4];4))" office:value-type="float" office:value="3.7221040661222" calcext:value-type="float">
            <text:p>3,7221040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,4</text:p>
          </table:table-cell>
          <table:table-cell office:value-type="float" office:value="375.758958529107" calcext:value-type="float">
            <text:p>375,8</text:p>
          </table:table-cell>
          <table:table-cell office:value-type="float" office:value="7.39359701110549" calcext:value-type="float">
            <text:p>7,4</text:p>
          </table:table-cell>
          <table:table-cell office:value-type="float" office:value="0.00000000832899203424483" calcext:value-type="float">
            <text:p>0,0</text:p>
          </table:table-cell>
          <table:table-cell office:value-type="float" office:value="298.550751992487" calcext:value-type="float">
            <text:p>298,6</text:p>
          </table:table-cell>
          <table:table-cell office:value-type="float" office:value="0.00000000832899413548165" calcext:value-type="float">
            <text:p>0,0</text:p>
          </table:table-cell>
          <table:table-cell office:value-type="float" office:value="77.2082065199625" calcext:value-type="float">
            <text:p>77,2</text:p>
          </table:table-cell>
          <table:table-cell table:formula="of:=[.E5]*(1+0.15*POWER([.F5]/[.D5];4))" office:value-type="float" office:value="7.39359701110548" calcext:value-type="float">
            <text:p>7,3935970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301.418445342569" calcext:value-type="float">
            <text:p>301,4</text:p>
          </table:table-cell>
          <table:table-cell office:value-type="float" office:value="4.6344854376885" calcext:value-type="float">
            <text:p>4,6</text:p>
          </table:table-cell>
          <table:table-cell office:value-type="float" office:value="301.418445269173" calcext:value-type="float">
            <text:p>301,4</text:p>
          </table:table-cell>
          <table:table-cell office:value-type="float" office:value="0.0000000180473517369142" calcext:value-type="float">
            <text:p>0,0</text:p>
          </table:table-cell>
          <table:table-cell office:value-type="float" office:value="0.0000000373016288502698" calcext:value-type="float">
            <text:p>0,0</text:p>
          </table:table-cell>
          <table:table-cell office:value-type="float" office:value="0.000000018047347580068" calcext:value-type="float">
            <text:p>0,0</text:p>
          </table:table-cell>
          <table:table-cell table:formula="of:=[.E6]*(1+0.15*POWER([.F6]/[.D6];4))" office:value-type="float" office:value="4.6344854376885" calcext:value-type="float">
            <text:p>4,6344854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,4</text:p>
          </table:table-cell>
          <table:table-cell office:value-type="float" office:value="375.759299957022" calcext:value-type="float">
            <text:p>375,8</text:p>
          </table:table-cell>
          <table:table-cell office:value-type="float" office:value="7.39360425692713" calcext:value-type="float">
            <text:p>7,4</text:p>
          </table:table-cell>
          <table:table-cell office:value-type="float" office:value="301.418445256893" calcext:value-type="float">
            <text:p>301,4</text:p>
          </table:table-cell>
          <table:table-cell office:value-type="float" office:value="0.00000000832899098965886" calcext:value-type="float">
            <text:p>0,0</text:p>
          </table:table-cell>
          <table:table-cell office:value-type="float" office:value="74.3408546834713" calcext:value-type="float">
            <text:p>74,3</text:p>
          </table:table-cell>
          <table:table-cell office:value-type="float" office:value="0.00000000832899225445846" calcext:value-type="float">
            <text:p>0,0</text:p>
          </table:table-cell>
          <table:table-cell table:formula="of:=[.E7]*(1+0.15*POWER([.F7]/[.D7];4))" office:value-type="float" office:value="7.39360425692712" calcext:value-type="float">
            <text:p>7,3936042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.3" calcext:value-type="float">
            <text:p>3,3</text:p>
          </table:table-cell>
          <table:table-cell office:value-type="float" office:value="423.050217980385" calcext:value-type="float">
            <text:p>423,1</text:p>
          </table:table-cell>
          <table:table-cell office:value-type="float" office:value="5.25743735825604" calcext:value-type="float">
            <text:p>5,3</text:p>
          </table:table-cell>
          <table:table-cell office:value-type="float" office:value="0.00000000978055675032959" calcext:value-type="float">
            <text:p>0,0</text:p>
          </table:table-cell>
          <table:table-cell office:value-type="float" office:value="344.460111583388" calcext:value-type="float">
            <text:p>344,5</text:p>
          </table:table-cell>
          <table:table-cell office:value-type="float" office:value="0.0000000097805570647701" calcext:value-type="float">
            <text:p>0,0</text:p>
          </table:table-cell>
          <table:table-cell office:value-type="float" office:value="78.590106377436" calcext:value-type="float">
            <text:p>78,6</text:p>
          </table:table-cell>
          <table:table-cell table:formula="of:=[.E8]*(1+0.15*POWER([.F8]/[.D8];4))" office:value-type="float" office:value="5.25743735825605" calcext:value-type="float">
            <text:p>5,25743735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.37" calcext:value-type="float">
            <text:p>1,37</text:p>
          </table:table-cell>
          <table:table-cell office:value-type="float" office:value="47.2909078643361" calcext:value-type="float">
            <text:p>47,3</text:p>
          </table:table-cell>
          <table:table-cell office:value-type="float" office:value="1.37064239543975" calcext:value-type="float">
            <text:p>1,4</text:p>
          </table:table-cell>
          <table:table-cell office:value-type="float" office:value="11.9889823935761" calcext:value-type="float">
            <text:p>12,0</text:p>
          </table:table-cell>
          <table:table-cell office:value-type="float" office:value="0.0000000932122837855825" calcext:value-type="float">
            <text:p>0,0</text:p>
          </table:table-cell>
          <table:table-cell office:value-type="float" office:value="35.3019252843356" calcext:value-type="float">
            <text:p>35,3</text:p>
          </table:table-cell>
          <table:table-cell office:value-type="float" office:value="0.0000000932120750771235" calcext:value-type="float">
            <text:p>0,0</text:p>
          </table:table-cell>
          <table:table-cell table:formula="of:=[.E9]*(1+0.15*POWER([.F9]/[.D9];4))" office:value-type="float" office:value="1.37064239543975" calcext:value-type="float">
            <text:p>1,3706423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3" calcext:value-type="float">
            <text:p>3,3</text:p>
          </table:table-cell>
          <table:table-cell office:value-type="float" office:value="423.050207454316" calcext:value-type="float">
            <text:p>423,1</text:p>
          </table:table-cell>
          <table:table-cell office:value-type="float" office:value="5.25743716344117" calcext:value-type="float">
            <text:p>5,3</text:p>
          </table:table-cell>
          <table:table-cell office:value-type="float" office:value="313.407427558709" calcext:value-type="float">
            <text:p>313,4</text:p>
          </table:table-cell>
          <table:table-cell office:value-type="float" office:value="0.00000000978055776492332" calcext:value-type="float">
            <text:p>0,0</text:p>
          </table:table-cell>
          <table:table-cell office:value-type="float" office:value="109.642779876047" calcext:value-type="float">
            <text:p>109,6</text:p>
          </table:table-cell>
          <table:table-cell office:value-type="float" office:value="0.00000000978055687571583" calcext:value-type="float">
            <text:p>0,0</text:p>
          </table:table-cell>
          <table:table-cell table:formula="of:=[.E10]*(1+0.15*POWER([.F10]/[.D10];4))" office:value-type="float" office:value="5.25743716344116" calcext:value-type="float">
            <text:p>5,2574371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98" calcext:value-type="float">
            <text:p>4,98</text:p>
          </table:table-cell>
          <table:table-cell office:value-type="float" office:value="78.5901065061021" calcext:value-type="float">
            <text:p>78,6</text:p>
          </table:table-cell>
          <table:table-cell office:value-type="float" office:value="4.98351809118967" calcext:value-type="float">
            <text:p>5,0</text:p>
          </table:table-cell>
          <table:table-cell office:value-type="float" office:value="0.0000000256123472279524" calcext:value-type="float">
            <text:p>0,0</text:p>
          </table:table-cell>
          <table:table-cell office:value-type="float" office:value="0.0000000464675185769901" calcext:value-type="float">
            <text:p>0,0</text:p>
          </table:table-cell>
          <table:table-cell office:value-type="float" office:value="0.000000057067208285594" calcext:value-type="float">
            <text:p>0,0</text:p>
          </table:table-cell>
          <table:table-cell office:value-type="float" office:value="78.590106376955" calcext:value-type="float">
            <text:p>78,6</text:p>
          </table:table-cell>
          <table:table-cell table:formula="of:=[.E11]*(1+0.15*POWER([.F11]/[.D11];4))" office:value-type="float" office:value="4.98351809118967" calcext:value-type="float">
            <text:p>4,98351809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3.09" calcext:value-type="float">
            <text:p>3,09</text:p>
          </table:table-cell>
          <table:table-cell office:value-type="float" office:value="344.460111684039" calcext:value-type="float">
            <text:p>344,5</text:p>
          </table:table-cell>
          <table:table-cell office:value-type="float" office:value="3.89560188150058" calcext:value-type="float">
            <text:p>3,9</text:p>
          </table:table-cell>
          <table:table-cell office:value-type="float" office:value="0.0000000179825745081975" calcext:value-type="float">
            <text:p>0,0</text:p>
          </table:table-cell>
          <table:table-cell office:value-type="float" office:value="344.460111602189" calcext:value-type="float">
            <text:p>344,5</text:p>
          </table:table-cell>
          <table:table-cell office:value-type="float" office:value="0.0000000179825781198253" calcext:value-type="float">
            <text:p>0,0</text:p>
          </table:table-cell>
          <table:table-cell office:value-type="float" office:value="0.0000000458848531191693" calcext:value-type="float">
            <text:p>0,0</text:p>
          </table:table-cell>
          <table:table-cell table:formula="of:=[.E12]*(1+0.15*POWER([.F12]/[.D12];4))" office:value-type="float" office:value="3.89560188150058" calcext:value-type="float">
            <text:p>3,8956018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.98" calcext:value-type="float">
            <text:p>4,98</text:p>
          </table:table-cell>
          <table:table-cell office:value-type="float" office:value="78.590540865644" calcext:value-type="float">
            <text:p>78,6</text:p>
          </table:table-cell>
          <table:table-cell office:value-type="float" office:value="4.98351816896685" calcext:value-type="float">
            <text:p>5,0</text:p>
          </table:table-cell>
          <table:table-cell office:value-type="float" office:value="78.5905407364973" calcext:value-type="float">
            <text:p>78,6</text:p>
          </table:table-cell>
          <table:table-cell office:value-type="float" office:value="0.0000000570669775288954" calcext:value-type="float">
            <text:p>0,0</text:p>
          </table:table-cell>
          <table:table-cell office:value-type="float" office:value="0.0000000464673656135643" calcext:value-type="float">
            <text:p>0,0</text:p>
          </table:table-cell>
          <table:table-cell office:value-type="float" office:value="0.0000000256123384379999" calcext:value-type="float">
            <text:p>0,0</text:p>
          </table:table-cell>
          <table:table-cell table:formula="of:=[.E13]*(1+0.15*POWER([.F13]/[.D13];4))" office:value-type="float" office:value="4.98351816896685" calcext:value-type="float">
            <text:p>4,983518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.59" calcext:value-type="float">
            <text:p>4,59</text:p>
          </table:table-cell>
          <table:table-cell office:value-type="float" office:value="78.5901065190759" calcext:value-type="float">
            <text:p>78,6</text:p>
          </table:table-cell>
          <table:table-cell office:value-type="float" office:value="4.59324257802636" calcext:value-type="float">
            <text:p>4,6</text:p>
          </table:table-cell>
          <table:table-cell office:value-type="float" office:value="0.0000000277885602059506" calcext:value-type="float">
            <text:p>0,0</text:p>
          </table:table-cell>
          <table:table-cell office:value-type="float" office:value="0.0000000507782352638699" calcext:value-type="float">
            <text:p>0,0</text:p>
          </table:table-cell>
          <table:table-cell office:value-type="float" office:value="0.0000000613779220417819" calcext:value-type="float">
            <text:p>0,0</text:p>
          </table:table-cell>
          <table:table-cell office:value-type="float" office:value="78.5901063791312" calcext:value-type="float">
            <text:p>78,6</text:p>
          </table:table-cell>
          <table:table-cell table:formula="of:=[.E14]*(1+0.15*POWER([.F14]/[.D14];4))" office:value-type="float" office:value="4.59324257802636" calcext:value-type="float">
            <text:p>4,593242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.72" calcext:value-type="float">
            <text:p>3,72</text:p>
          </table:table-cell>
          <table:table-cell office:value-type="float" office:value="74.3391503045136" calcext:value-type="float">
            <text:p>74,3</text:p>
          </table:table-cell>
          <table:table-cell office:value-type="float" office:value="3.72210387315087" calcext:value-type="float">
            <text:p>3,7</text:p>
          </table:table-cell>
          <table:table-cell office:value-type="float" office:value="0.0000000699277462843364" calcext:value-type="float">
            <text:p>0,0</text:p>
          </table:table-cell>
          <table:table-cell office:value-type="float" office:value="74.3391501329069" calcext:value-type="float">
            <text:p>74,3</text:p>
          </table:table-cell>
          <table:table-cell office:value-type="float" office:value="0.0000000343116090221873" calcext:value-type="float">
            <text:p>0,0</text:p>
          </table:table-cell>
          <table:table-cell office:value-type="float" office:value="0.0000000673673477951094" calcext:value-type="float">
            <text:p>0,0</text:p>
          </table:table-cell>
          <table:table-cell table:formula="of:=[.E15]*(1+0.15*POWER([.F15]/[.D15];4))" office:value-type="float" office:value="3.72210387315087" calcext:value-type="float">
            <text:p>3,7221038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.17" calcext:value-type="float">
            <text:p>4,17</text:p>
          </table:table-cell>
          <table:table-cell office:value-type="float" office:value="298.407582387756" calcext:value-type="float">
            <text:p>298,4</text:p>
          </table:table-cell>
          <table:table-cell office:value-type="float" office:value="4.7823246060221" calcext:value-type="float">
            <text:p>4,8</text:p>
          </table:table-cell>
          <table:table-cell office:value-type="float" office:value="298.407582315055" calcext:value-type="float">
            <text:p>298,4</text:p>
          </table:table-cell>
          <table:table-cell office:value-type="float" office:value="0.0000000373012142160291" calcext:value-type="float">
            <text:p>0,0</text:p>
          </table:table-cell>
          <table:table-cell office:value-type="float" office:value="0.000000017700105544392" calcext:value-type="float">
            <text:p>0,0</text:p>
          </table:table-cell>
          <table:table-cell office:value-type="float" office:value="0.0000000177001098758571" calcext:value-type="float">
            <text:p>0,0</text:p>
          </table:table-cell>
          <table:table-cell table:formula="of:=[.E16]*(1+0.15*POWER([.F16]/[.D16];4))" office:value-type="float" office:value="4.7823246060221" calcext:value-type="float">
            <text:p>4,782324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4.32" calcext:value-type="float">
            <text:p>4,32</text:p>
          </table:table-cell>
          <table:table-cell office:value-type="float" office:value="372.747070666993" calcext:value-type="float">
            <text:p>372,7</text:p>
          </table:table-cell>
          <table:table-cell office:value-type="float" office:value="5.86435430645997" calcext:value-type="float">
            <text:p>5,9</text:p>
          </table:table-cell>
          <table:table-cell office:value-type="float" office:value="0.0000000106296790020941" calcext:value-type="float">
            <text:p>0,0</text:p>
          </table:table-cell>
          <table:table-cell office:value-type="float" office:value="0.0000000106296757009249" calcext:value-type="float">
            <text:p>0,0</text:p>
          </table:table-cell>
          <table:table-cell office:value-type="float" office:value="321.246688414539" calcext:value-type="float">
            <text:p>321,2</text:p>
          </table:table-cell>
          <table:table-cell office:value-type="float" office:value="51.5003822311951" calcext:value-type="float">
            <text:p>51,5</text:p>
          </table:table-cell>
          <table:table-cell table:formula="of:=[.E17]*(1+0.15*POWER([.F17]/[.D17];4))" office:value-type="float" office:value="5.86435430645997" calcext:value-type="float">
            <text:p>5,8643543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301.419808488861" calcext:value-type="float">
            <text:p>301,4</text:p>
          </table:table-cell>
          <table:table-cell office:value-type="float" office:value="4.63449655365357" calcext:value-type="float">
            <text:p>4,6</text:p>
          </table:table-cell>
          <table:table-cell office:value-type="float" office:value="0.0000000180473465366972" calcext:value-type="float">
            <text:p>0,0</text:p>
          </table:table-cell>
          <table:table-cell office:value-type="float" office:value="224.21160190361" calcext:value-type="float">
            <text:p>224,2</text:p>
          </table:table-cell>
          <table:table-cell office:value-type="float" office:value="0.0000000349634097118507" calcext:value-type="float">
            <text:p>0,0</text:p>
          </table:table-cell>
          <table:table-cell office:value-type="float" office:value="77.2082065322401" calcext:value-type="float">
            <text:p>77,2</text:p>
          </table:table-cell>
          <table:table-cell table:formula="of:=[.E18]*(1+0.15*POWER([.F18]/[.D18];4))" office:value-type="float" office:value="4.63449655365358" calcext:value-type="float">
            <text:p>4,63449655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.17" calcext:value-type="float">
            <text:p>4,17</text:p>
          </table:table-cell>
          <table:table-cell office:value-type="float" office:value="298.406216035895" calcext:value-type="float">
            <text:p>298,4</text:p>
          </table:table-cell>
          <table:table-cell office:value-type="float" office:value="4.78231339122505" calcext:value-type="float">
            <text:p>4,8</text:p>
          </table:table-cell>
          <table:table-cell office:value-type="float" office:value="0.0000000177001094572729" calcext:value-type="float">
            <text:p>0,0</text:p>
          </table:table-cell>
          <table:table-cell office:value-type="float" office:value="0.0000000336835900677813" calcext:value-type="float">
            <text:p>0,0</text:p>
          </table:table-cell>
          <table:table-cell office:value-type="float" office:value="246.905833748805" calcext:value-type="float">
            <text:p>246,9</text:p>
          </table:table-cell>
          <table:table-cell office:value-type="float" office:value="51.5003822357062" calcext:value-type="float">
            <text:p>51,5</text:p>
          </table:table-cell>
          <table:table-cell table:formula="of:=[.E19]*(1+0.15*POWER([.F19]/[.D19];4))" office:value-type="float" office:value="4.78231339122505" calcext:value-type="float">
            <text:p>4,78231339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462.74358067011" calcext:value-type="float">
            <text:p>462,7</text:p>
          </table:table-cell>
          <table:table-cell office:value-type="float" office:value="7.43345281940226" calcext:value-type="float">
            <text:p>7,4</text:p>
          </table:table-cell>
          <table:table-cell office:value-type="float" office:value="0.00000000607001923369136" calcext:value-type="float">
            <text:p>0,0</text:p>
          </table:table-cell>
          <table:table-cell office:value-type="float" office:value="275.788398152666" calcext:value-type="float">
            <text:p>275,8</text:p>
          </table:table-cell>
          <table:table-cell office:value-type="float" office:value="0.00000000724976046306766" calcext:value-type="float">
            <text:p>0,0</text:p>
          </table:table-cell>
          <table:table-cell office:value-type="float" office:value="186.955182504124" calcext:value-type="float">
            <text:p>187,0</text:p>
          </table:table-cell>
          <table:table-cell table:formula="of:=[.E20]*(1+0.15*POWER([.F20]/[.D20];4))" office:value-type="float" office:value="7.43345281940225" calcext:value-type="float">
            <text:p>7,4334528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.11" calcext:value-type="float">
            <text:p>4,11</text:p>
          </table:table-cell>
          <table:table-cell office:value-type="float" office:value="437.430395101074" calcext:value-type="float">
            <text:p>437,4</text:p>
          </table:table-cell>
          <table:table-cell office:value-type="float" office:value="6.89665939760958" calcext:value-type="float">
            <text:p>6,9</text:p>
          </table:table-cell>
          <table:table-cell office:value-type="float" office:value="0.0000000070940409441144" calcext:value-type="float">
            <text:p>0,0</text:p>
          </table:table-cell>
          <table:table-cell office:value-type="float" office:value="0.00000000876004681901515" calcext:value-type="float">
            <text:p>0,0</text:p>
          </table:table-cell>
          <table:table-cell office:value-type="float" office:value="253.094166308379" calcext:value-type="float">
            <text:p>253,1</text:p>
          </table:table-cell>
          <table:table-cell office:value-type="float" office:value="184.336228776841" calcext:value-type="float">
            <text:p>184,3</text:p>
          </table:table-cell>
          <table:table-cell table:formula="of:=[.E21]*(1+0.15*POWER([.F21]/[.D21];4))" office:value-type="float" office:value="6.89665939760957" calcext:value-type="float">
            <text:p>6,8966593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.37" calcext:value-type="float">
            <text:p>1,37</text:p>
          </table:table-cell>
          <table:table-cell office:value-type="float" office:value="47.2912598183191" calcext:value-type="float">
            <text:p>47,3</text:p>
          </table:table-cell>
          <table:table-cell office:value-type="float" office:value="1.37064241456361" calcext:value-type="float">
            <text:p>1,4</text:p>
          </table:table-cell>
          <table:table-cell office:value-type="float" office:value="0.0000000932119894215591" calcext:value-type="float">
            <text:p>0,0</text:p>
          </table:table-cell>
          <table:table-cell office:value-type="float" office:value="45.9093596826613" calcext:value-type="float">
            <text:p>45,9</text:p>
          </table:table-cell>
          <table:table-cell office:value-type="float" office:value="0.0000000932118239299415" calcext:value-type="float">
            <text:p>0,0</text:p>
          </table:table-cell>
          <table:table-cell office:value-type="float" office:value="1.38189994923404" calcext:value-type="float">
            <text:p>1,4</text:p>
          </table:table-cell>
          <table:table-cell table:formula="of:=[.E22]*(1+0.15*POWER([.F22]/[.D22];4))" office:value-type="float" office:value="1.37064241456361" calcext:value-type="float">
            <text:p>1,37064241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462.743365180795" calcext:value-type="float">
            <text:p>462,7</text:p>
          </table:table-cell>
          <table:table-cell office:value-type="float" office:value="7.43344646113278" calcext:value-type="float">
            <text:p>7,4</text:p>
          </table:table-cell>
          <table:table-cell office:value-type="float" office:value="462.743365131353" calcext:value-type="float">
            <text:p>462,7</text:p>
          </table:table-cell>
          <table:table-cell office:value-type="float" office:value="0.00000000607001952073843" calcext:value-type="float">
            <text:p>0,0</text:p>
          </table:table-cell>
          <table:table-cell office:value-type="float" office:value="0.0000000373015920239833" calcext:value-type="float">
            <text:p>0,0</text:p>
          </table:table-cell>
          <table:table-cell office:value-type="float" office:value="0.00000000607002066431627" calcext:value-type="float">
            <text:p>0,0</text:p>
          </table:table-cell>
          <table:table-cell table:formula="of:=[.E23]*(1+0.15*POWER([.F23]/[.D23];4))" office:value-type="float" office:value="7.43344646113277" calcext:value-type="float">
            <text:p>7,43344646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5.55" calcext:value-type="float">
            <text:p>5,55</text:p>
          </table:table-cell>
          <table:table-cell office:value-type="float" office:value="420.247588977299" calcext:value-type="float">
            <text:p>420,2</text:p>
          </table:table-cell>
          <table:table-cell office:value-type="float" office:value="8.75567983497397" calcext:value-type="float">
            <text:p>8,8</text:p>
          </table:table-cell>
          <table:table-cell office:value-type="float" office:value="0.00000000593185880528118" calcext:value-type="float">
            <text:p>0,0</text:p>
          </table:table-cell>
          <table:table-cell office:value-type="float" office:value="420.24758891955" calcext:value-type="float">
            <text:p>420,2</text:p>
          </table:table-cell>
          <table:table-cell office:value-type="float" office:value="0.00000000593185849775664" calcext:value-type="float">
            <text:p>0,0</text:p>
          </table:table-cell>
          <table:table-cell office:value-type="float" office:value="0.0000000458850048213449" calcext:value-type="float">
            <text:p>0,0</text:p>
          </table:table-cell>
          <table:table-cell table:formula="of:=[.E24]*(1+0.15*POWER([.F24]/[.D24];4))" office:value-type="float" office:value="8.75567983497398" calcext:value-type="float">
            <text:p>8,755679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.41" calcext:value-type="float">
            <text:p>1,41</text:p>
          </table:table-cell>
          <table:table-cell office:value-type="float" office:value="375.939695976902" calcext:value-type="float">
            <text:p>375,9</text:p>
          </table:table-cell>
          <table:table-cell office:value-type="float" office:value="4.05035992544193" calcext:value-type="float">
            <text:p>4,1</text:p>
          </table:table-cell>
          <table:table-cell office:value-type="float" office:value="0.00000000876003715970923" calcext:value-type="float">
            <text:p>0,0</text:p>
          </table:table-cell>
          <table:table-cell office:value-type="float" office:value="0.00000000876003982490199" calcext:value-type="float">
            <text:p>0,0</text:p>
          </table:table-cell>
          <table:table-cell office:value-type="float" office:value="190.366413347662" calcext:value-type="float">
            <text:p>190,4</text:p>
          </table:table-cell>
          <table:table-cell office:value-type="float" office:value="185.57328261172" calcext:value-type="float">
            <text:p>185,6</text:p>
          </table:table-cell>
          <table:table-cell table:formula="of:=[.E25]*(1+0.15*POWER([.F25]/[.D25];4))" office:value-type="float" office:value="4.05035992544193" calcext:value-type="float">
            <text:p>4,05035992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.09" calcext:value-type="float">
            <text:p>3,09</text:p>
          </table:table-cell>
          <table:table-cell office:value-type="float" office:value="344.459666798429" calcext:value-type="float">
            <text:p>344,5</text:p>
          </table:table-cell>
          <table:table-cell office:value-type="float" office:value="3.89559771962548" calcext:value-type="float">
            <text:p>3,9</text:p>
          </table:table-cell>
          <table:table-cell office:value-type="float" office:value="234.816886856026" calcext:value-type="float">
            <text:p>234,8</text:p>
          </table:table-cell>
          <table:table-cell office:value-type="float" office:value="0.0000000179825804356143" calcext:value-type="float">
            <text:p>0,0</text:p>
          </table:table-cell>
          <table:table-cell office:value-type="float" office:value="109.642779894848" calcext:value-type="float">
            <text:p>109,6</text:p>
          </table:table-cell>
          <table:table-cell office:value-type="float" office:value="0.0000000295720693133101" calcext:value-type="float">
            <text:p>0,0</text:p>
          </table:table-cell>
          <table:table-cell table:formula="of:=[.E26]*(1+0.15*POWER([.F26]/[.D26];4))" office:value-type="float" office:value="3.89559771962549" calcext:value-type="float">
            <text:p>3,89559771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5.55" calcext:value-type="float">
            <text:p>5,55</text:p>
          </table:table-cell>
          <table:table-cell office:value-type="float" office:value="420.247601423141" calcext:value-type="float">
            <text:p>420,2</text:p>
          </table:table-cell>
          <table:table-cell office:value-type="float" office:value="8.75568021472523" calcext:value-type="float">
            <text:p>8,8</text:p>
          </table:table-cell>
          <table:table-cell office:value-type="float" office:value="265.183113226635" calcext:value-type="float">
            <text:p>265,2</text:p>
          </table:table-cell>
          <table:table-cell office:value-type="float" office:value="0.00000000593185726658255" calcext:value-type="float">
            <text:p>0,0</text:p>
          </table:table-cell>
          <table:table-cell office:value-type="float" office:value="155.064488183762" calcext:value-type="float">
            <text:p>155,1</text:p>
          </table:table-cell>
          <table:table-cell office:value-type="float" office:value="0.0000000068125636246496" calcext:value-type="float">
            <text:p>0,0</text:p>
          </table:table-cell>
          <table:table-cell table:formula="of:=[.E27]*(1+0.15*POWER([.F27]/[.D27];4))" office:value-type="float" office:value="8.75568021472522" calcext:value-type="float">
            <text:p>8,75568021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.53" calcext:value-type="float">
            <text:p>4,53</text:p>
          </table:table-cell>
          <table:table-cell office:value-type="float" office:value="302.9898480891" calcext:value-type="float">
            <text:p>303,0</text:p>
          </table:table-cell>
          <table:table-cell office:value-type="float" office:value="5.2369956662704" calcext:value-type="float">
            <text:p>5,2</text:p>
          </table:table-cell>
          <table:table-cell office:value-type="float" office:value="0.0000000242636029464625" calcext:value-type="float">
            <text:p>0,0</text:p>
          </table:table-cell>
          <table:table-cell office:value-type="float" office:value="0.0000000158711107070792" calcext:value-type="float">
            <text:p>0,0</text:p>
          </table:table-cell>
          <table:table-cell office:value-type="float" office:value="54.8657361581333" calcext:value-type="float">
            <text:p>54,9</text:p>
          </table:table-cell>
          <table:table-cell office:value-type="float" office:value="248.124111890832" calcext:value-type="float">
            <text:p>248,1</text:p>
          </table:table-cell>
          <table:table-cell table:formula="of:=[.E28]*(1+0.15*POWER([.F28]/[.D28];4))" office:value-type="float" office:value="5.2369956662704" calcext:value-type="float">
            <text:p>5,2369956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.11" calcext:value-type="float">
            <text:p>4,11</text:p>
          </table:table-cell>
          <table:table-cell office:value-type="float" office:value="432.302884014294" calcext:value-type="float">
            <text:p>432,3</text:p>
          </table:table-cell>
          <table:table-cell office:value-type="float" office:value="6.76827920198916" calcext:value-type="float">
            <text:p>6,8</text:p>
          </table:table-cell>
          <table:table-cell office:value-type="float" office:value="0.00000000876003495589933" calcext:value-type="float">
            <text:p>0,0</text:p>
          </table:table-cell>
          <table:table-cell office:value-type="float" office:value="0.00000000735573219550088" calcext:value-type="float">
            <text:p>0,0</text:p>
          </table:table-cell>
          <table:table-cell office:value-type="float" office:value="180.426995810398" calcext:value-type="float">
            <text:p>180,4</text:p>
          </table:table-cell>
          <table:table-cell office:value-type="float" office:value="251.87588818778" calcext:value-type="float">
            <text:p>251,9</text:p>
          </table:table-cell>
          <table:table-cell table:formula="of:=[.E29]*(1+0.15*POWER([.F29]/[.D29];4))" office:value-type="float" office:value="6.76827920198916" calcext:value-type="float">
            <text:p>6,7682792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59" calcext:value-type="float">
            <text:p>4,59</text:p>
          </table:table-cell>
          <table:table-cell office:value-type="float" office:value="78.5905408786179" calcext:value-type="float">
            <text:p>78,6</text:p>
          </table:table-cell>
          <table:table-cell office:value-type="float" office:value="4.59324264971255" calcext:value-type="float">
            <text:p>4,6</text:p>
          </table:table-cell>
          <table:table-cell office:value-type="float" office:value="78.5905407386735" calcext:value-type="float">
            <text:p>78,6</text:p>
          </table:table-cell>
          <table:table-cell office:value-type="float" office:value="0.0000000613776942157753" calcext:value-type="float">
            <text:p>0,0</text:p>
          </table:table-cell>
          <table:table-cell office:value-type="float" office:value="0.0000000507780793697523" calcext:value-type="float">
            <text:p>0,0</text:p>
          </table:table-cell>
          <table:table-cell office:value-type="float" office:value="0.0000000277885498594343" calcext:value-type="float">
            <text:p>0,0</text:p>
          </table:table-cell>
          <table:table-cell table:formula="of:=[.E30]*(1+0.15*POWER([.F30]/[.D30];4))" office:value-type="float" office:value="4.59324264971255" calcext:value-type="float">
            <text:p>4,5932426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.53" calcext:value-type="float">
            <text:p>4,53</text:p>
          </table:table-cell>
          <table:table-cell office:value-type="float" office:value="302.989400371895" calcext:value-type="float">
            <text:p>303,0</text:p>
          </table:table-cell>
          <table:table-cell office:value-type="float" office:value="5.23699148747136" calcext:value-type="float">
            <text:p>5,2</text:p>
          </table:table-cell>
          <table:table-cell office:value-type="float" office:value="0.0000000458851190703476" calcext:value-type="float">
            <text:p>0,0</text:p>
          </table:table-cell>
          <table:table-cell office:value-type="float" office:value="302.989400294267" calcext:value-type="float">
            <text:p>303,0</text:p>
          </table:table-cell>
          <table:table-cell office:value-type="float" office:value="0.0000000158711151502068" calcext:value-type="float">
            <text:p>0,0</text:p>
          </table:table-cell>
          <table:table-cell office:value-type="float" office:value="0.0000000158711105815912" calcext:value-type="float">
            <text:p>0,0</text:p>
          </table:table-cell>
          <table:table-cell table:formula="of:=[.E31]*(1+0.15*POWER([.F31]/[.D31];4))" office:value-type="float" office:value="5.23699148747136" calcext:value-type="float">
            <text:p>5,2369914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.42" calcext:value-type="float">
            <text:p>3,42</text:p>
          </table:table-cell>
          <table:table-cell office:value-type="float" office:value="381.579954429691" calcext:value-type="float">
            <text:p>381,6</text:p>
          </table:table-cell>
          <table:table-cell office:value-type="float" office:value="4.76268628702485" calcext:value-type="float">
            <text:p>4,8</text:p>
          </table:table-cell>
          <table:table-cell office:value-type="float" office:value="0.0000000126314611259908" calcext:value-type="float">
            <text:p>0,0</text:p>
          </table:table-cell>
          <table:table-cell office:value-type="float" office:value="0.0000000126314580088772" calcext:value-type="float">
            <text:p>0,0</text:p>
          </table:table-cell>
          <table:table-cell office:value-type="float" office:value="54.8657361654935" calcext:value-type="float">
            <text:p>54,9</text:p>
          </table:table-cell>
          <table:table-cell office:value-type="float" office:value="326.714218238935" calcext:value-type="float">
            <text:p>326,7</text:p>
          </table:table-cell>
          <table:table-cell table:formula="of:=[.E32]*(1+0.15*POWER([.F32]/[.D32];4))" office:value-type="float" office:value="4.76268628702484" calcext:value-type="float">
            <text:p>4,762686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.32" calcext:value-type="float">
            <text:p>4,32</text:p>
          </table:table-cell>
          <table:table-cell office:value-type="float" office:value="372.746732444648" calcext:value-type="float">
            <text:p>372,7</text:p>
          </table:table-cell>
          <table:table-cell office:value-type="float" office:value="5.86434870121754" calcext:value-type="float">
            <text:p>5,9</text:p>
          </table:table-cell>
          <table:table-cell office:value-type="float" office:value="298.407582310546" calcext:value-type="float">
            <text:p>298,4</text:p>
          </table:table-cell>
          <table:table-cell office:value-type="float" office:value="74.3391501128426" calcext:value-type="float">
            <text:p>74,3</text:p>
          </table:table-cell>
          <table:table-cell office:value-type="float" office:value="0.000000010629681150239" calcext:value-type="float">
            <text:p>0,0</text:p>
          </table:table-cell>
          <table:table-cell office:value-type="float" office:value="0.0000000106296791570137" calcext:value-type="float">
            <text:p>0,0</text:p>
          </table:table-cell>
          <table:table-cell table:formula="of:=[.E33]*(1+0.15*POWER([.F33]/[.D33];4))" office:value-type="float" office:value="5.86434870121754" calcext:value-type="float">
            <text:p>5,8643487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.23" calcext:value-type="float">
            <text:p>1,23</text:p>
          </table:table-cell>
          <table:table-cell office:value-type="float" office:value="15.8434697524575" calcext:value-type="float">
            <text:p>15,8</text:p>
          </table:table-cell>
          <table:table-cell office:value-type="float" office:value="1.23000726570204" calcext:value-type="float">
            <text:p>1,2</text:p>
          </table:table-cell>
          <table:table-cell office:value-type="float" office:value="3.73310253255805" calcext:value-type="float">
            <text:p>3,7</text:p>
          </table:table-cell>
          <table:table-cell office:value-type="float" office:value="12.1103670117757" calcext:value-type="float">
            <text:p>12,1</text:p>
          </table:table-cell>
          <table:table-cell office:value-type="float" office:value="0.000000104061693175301" calcext:value-type="float">
            <text:p>0,0</text:p>
          </table:table-cell>
          <table:table-cell office:value-type="float" office:value="0.000000104062036227134" calcext:value-type="float">
            <text:p>0,0</text:p>
          </table:table-cell>
          <table:table-cell table:formula="of:=[.E34]*(1+0.15*POWER([.F34]/[.D34];4))" office:value-type="float" office:value="1.23000726570204" calcext:value-type="float">
            <text:p>1,23000726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4.35" calcext:value-type="float">
            <text:p>4,35</text:p>
          </table:table-cell>
          <table:table-cell office:value-type="float" office:value="388.590087601341" calcext:value-type="float">
            <text:p>388,6</text:p>
          </table:table-cell>
          <table:table-cell office:value-type="float" office:value="6.18680211052704" calcext:value-type="float">
            <text:p>6,2</text:p>
          </table:table-cell>
          <table:table-cell office:value-type="float" office:value="0.00000000945765155855537" calcext:value-type="float">
            <text:p>0,0</text:p>
          </table:table-cell>
          <table:table-cell office:value-type="float" office:value="0.00000000945764991902776" calcext:value-type="float">
            <text:p>0,0</text:p>
          </table:table-cell>
          <table:table-cell office:value-type="float" office:value="336.546383611613" calcext:value-type="float">
            <text:p>336,5</text:p>
          </table:table-cell>
          <table:table-cell office:value-type="float" office:value="52.043703970813" calcext:value-type="float">
            <text:p>52,0</text:p>
          </table:table-cell>
          <table:table-cell table:formula="of:=[.E35]*(1+0.15*POWER([.F35]/[.D35];4))" office:value-type="float" office:value="6.18680211052704" calcext:value-type="float">
            <text:p>6,18680211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.11" calcext:value-type="float">
            <text:p>4,11</text:p>
          </table:table-cell>
          <table:table-cell office:value-type="float" office:value="437.43060738482" calcext:value-type="float">
            <text:p>437,4</text:p>
          </table:table-cell>
          <table:table-cell office:value-type="float" office:value="6.89666480704552" calcext:value-type="float">
            <text:p>6,9</text:p>
          </table:table-cell>
          <table:table-cell office:value-type="float" office:value="437.430607333331" calcext:value-type="float">
            <text:p>437,4</text:p>
          </table:table-cell>
          <table:table-cell office:value-type="float" office:value="0.0000000373012355351341" calcext:value-type="float">
            <text:p>0,0</text:p>
          </table:table-cell>
          <table:table-cell office:value-type="float" office:value="0.00000000709404050468381" calcext:value-type="float">
            <text:p>0,0</text:p>
          </table:table-cell>
          <table:table-cell office:value-type="float" office:value="0.00000000709403891656158" calcext:value-type="float">
            <text:p>0,0</text:p>
          </table:table-cell>
          <table:table-cell table:formula="of:=[.E36]*(1+0.15*POWER([.F36]/[.D36];4))" office:value-type="float" office:value="6.89666480704552" calcext:value-type="float">
            <text:p>6,8966648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.23" calcext:value-type="float">
            <text:p>1,23</text:p>
          </table:table-cell>
          <table:table-cell office:value-type="float" office:value="15.8430173552845" calcext:value-type="float">
            <text:p>15,8</text:p>
          </table:table-cell>
          <table:table-cell office:value-type="float" office:value="1.23000726487221" calcext:value-type="float">
            <text:p>1,2</text:p>
          </table:table-cell>
          <table:table-cell office:value-type="float" office:value="0.000000104062101249483" calcext:value-type="float">
            <text:p>0,0</text:p>
          </table:table-cell>
          <table:table-cell office:value-type="float" office:value="0.000000104062192262552" calcext:value-type="float">
            <text:p>0,0</text:p>
          </table:table-cell>
          <table:table-cell office:value-type="float" office:value="15.2996953023082" calcext:value-type="float">
            <text:p>15,3</text:p>
          </table:table-cell>
          <table:table-cell office:value-type="float" office:value="0.543321844852058" calcext:value-type="float">
            <text:p>0,5</text:p>
          </table:table-cell>
          <table:table-cell table:formula="of:=[.E37]*(1+0.15*POWER([.F37]/[.D37];4))" office:value-type="float" office:value="1.23000726487221" calcext:value-type="float">
            <text:p>1,2300072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.85" calcext:value-type="float">
            <text:p>1,85</text:p>
          </table:table-cell>
          <table:table-cell office:value-type="float" office:value="367.430789392728" calcext:value-type="float">
            <text:p>367,4</text:p>
          </table:table-cell>
          <table:table-cell office:value-type="float" office:value="5.01115061169044" calcext:value-type="float">
            <text:p>5,0</text:p>
          </table:table-cell>
          <table:table-cell office:value-type="float" office:value="0.00000000724976838808063" calcext:value-type="float">
            <text:p>0,0</text:p>
          </table:table-cell>
          <table:table-cell office:value-type="float" office:value="183.637882425515" calcext:value-type="float">
            <text:p>183,6</text:p>
          </table:table-cell>
          <table:table-cell office:value-type="float" office:value="0.00000000724976640733545" calcext:value-type="float">
            <text:p>0,0</text:p>
          </table:table-cell>
          <table:table-cell office:value-type="float" office:value="183.792906952713" calcext:value-type="float">
            <text:p>183,8</text:p>
          </table:table-cell>
          <table:table-cell table:formula="of:=[.E38]*(1+0.15*POWER([.F38]/[.D38];4))" office:value-type="float" office:value="5.01115061169044" calcext:value-type="float">
            <text:p>5,01115061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5.49" calcext:value-type="float">
            <text:p>5,49</text:p>
          </table:table-cell>
          <table:table-cell office:value-type="float" office:value="421.430938229492" calcext:value-type="float">
            <text:p>421,4</text:p>
          </table:table-cell>
          <table:table-cell office:value-type="float" office:value="8.69689133874554" calcext:value-type="float">
            <text:p>8,7</text:p>
          </table:table-cell>
          <table:table-cell office:value-type="float" office:value="0.00000000594672318768791" calcext:value-type="float">
            <text:p>0,0</text:p>
          </table:table-cell>
          <table:table-cell office:value-type="float" office:value="0.00000000594672254287636" calcext:value-type="float">
            <text:p>0,0</text:p>
          </table:table-cell>
          <table:table-cell office:value-type="float" office:value="421.430938127738" calcext:value-type="float">
            <text:p>421,4</text:p>
          </table:table-cell>
          <table:table-cell office:value-type="float" office:value="0.0000000898614301767063" calcext:value-type="float">
            <text:p>0,0</text:p>
          </table:table-cell>
          <table:table-cell table:formula="of:=[.E39]*(1+0.15*POWER([.F39]/[.D39];4))" office:value-type="float" office:value="8.69689133874553" calcext:value-type="float">
            <text:p>8,69689133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.41" calcext:value-type="float">
            <text:p>1,41</text:p>
          </table:table-cell>
          <table:table-cell office:value-type="float" office:value="375.939819995727" calcext:value-type="float">
            <text:p>375,9</text:p>
          </table:table-cell>
          <table:table-cell office:value-type="float" office:value="4.05036340955921" calcext:value-type="float">
            <text:p>4,1</text:p>
          </table:table-cell>
          <table:table-cell office:value-type="float" office:value="185.571269612976" calcext:value-type="float">
            <text:p>185,6</text:p>
          </table:table-cell>
          <table:table-cell office:value-type="float" office:value="190.368550365231" calcext:value-type="float">
            <text:p>190,4</text:p>
          </table:table-cell>
          <table:table-cell office:value-type="float" office:value="0.00000000876003704392626" calcext:value-type="float">
            <text:p>0,0</text:p>
          </table:table-cell>
          <table:table-cell office:value-type="float" office:value="0.00000000876004105154432" calcext:value-type="float">
            <text:p>0,0</text:p>
          </table:table-cell>
          <table:table-cell table:formula="of:=[.E40]*(1+0.15*POWER([.F40]/[.D40];4))" office:value-type="float" office:value="4.05036340955921" calcext:value-type="float">
            <text:p>4,05036340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.85" calcext:value-type="float">
            <text:p>1,85</text:p>
          </table:table-cell>
          <table:table-cell office:value-type="float" office:value="367.430612033646" calcext:value-type="float">
            <text:p>367,4</text:p>
          </table:table-cell>
          <table:table-cell office:value-type="float" office:value="5.01114450813698" calcext:value-type="float">
            <text:p>5,0</text:p>
          </table:table-cell>
          <table:table-cell office:value-type="float" office:value="183.794144993144" calcext:value-type="float">
            <text:p>183,8</text:p>
          </table:table-cell>
          <table:table-cell office:value-type="float" office:value="0.00000000724976819736763" calcext:value-type="float">
            <text:p>0,0</text:p>
          </table:table-cell>
          <table:table-cell office:value-type="float" office:value="183.636467026002" calcext:value-type="float">
            <text:p>183,6</text:p>
          </table:table-cell>
          <table:table-cell office:value-type="float" office:value="0.0000000072497670754154" calcext:value-type="float">
            <text:p>0,0</text:p>
          </table:table-cell>
          <table:table-cell table:formula="of:=[.E41]*(1+0.15*POWER([.F41]/[.D41];4))" office:value-type="float" office:value="5.011144508137" calcext:value-type="float">
            <text:p>5,01114450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.89" calcext:value-type="float">
            <text:p>1,89</text:p>
          </table:table-cell>
          <table:table-cell office:value-type="float" office:value="371.632198632359" calcext:value-type="float">
            <text:p>371,6</text:p>
          </table:table-cell>
          <table:table-cell office:value-type="float" office:value="5.26976434034482" calcext:value-type="float">
            <text:p>5,3</text:p>
          </table:table-cell>
          <table:table-cell office:value-type="float" office:value="0.00000000681256215564827" calcext:value-type="float">
            <text:p>0,0</text:p>
          </table:table-cell>
          <table:table-cell office:value-type="float" office:value="180.427490593094" calcext:value-type="float">
            <text:p>180,4</text:p>
          </table:table-cell>
          <table:table-cell office:value-type="float" office:value="0.00000000681256189327733" calcext:value-type="float">
            <text:p>0,0</text:p>
          </table:table-cell>
          <table:table-cell office:value-type="float" office:value="191.20470802564" calcext:value-type="float">
            <text:p>191,2</text:p>
          </table:table-cell>
          <table:table-cell table:formula="of:=[.E42]*(1+0.15*POWER([.F42]/[.D42];4))" office:value-type="float" office:value="5.2697643403448" calcext:value-type="float">
            <text:p>5,26976434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,15</text:p>
          </table:table-cell>
          <table:table-cell office:value-type="float" office:value="365.318422699603" calcext:value-type="float">
            <text:p>365,3</text:p>
          </table:table-cell>
          <table:table-cell office:value-type="float" office:value="5.74001308728021" calcext:value-type="float">
            <text:p>5,7</text:p>
          </table:table-cell>
          <table:table-cell office:value-type="float" office:value="0.00000000636814170159107" calcext:value-type="float">
            <text:p>0,0</text:p>
          </table:table-cell>
          <table:table-cell office:value-type="float" office:value="0.00000000636814395281437" calcext:value-type="float">
            <text:p>0,0</text:p>
          </table:table-cell>
          <table:table-cell office:value-type="float" office:value="187.156941150903" calcext:value-type="float">
            <text:p>187,2</text:p>
          </table:table-cell>
          <table:table-cell office:value-type="float" office:value="178.161481535964" calcext:value-type="float">
            <text:p>178,2</text:p>
          </table:table-cell>
          <table:table-cell table:formula="of:=[.E43]*(1+0.15*POWER([.F43]/[.D43];4))" office:value-type="float" office:value="5.7400130872802" calcext:value-type="float">
            <text:p>5,74001308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.11" calcext:value-type="float">
            <text:p>4,11</text:p>
          </table:table-cell>
          <table:table-cell office:value-type="float" office:value="432.302899291731" calcext:value-type="float">
            <text:p>432,3</text:p>
          </table:table-cell>
          <table:table-cell office:value-type="float" office:value="6.76827957775992" calcext:value-type="float">
            <text:p>6,8</text:p>
          </table:table-cell>
          <table:table-cell office:value-type="float" office:value="0.0000000458849492403911" calcext:value-type="float">
            <text:p>0,0</text:p>
          </table:table-cell>
          <table:table-cell office:value-type="float" office:value="432.302899231135" calcext:value-type="float">
            <text:p>432,3</text:p>
          </table:table-cell>
          <table:table-cell office:value-type="float" office:value="0.0000000073557299061828" calcext:value-type="float">
            <text:p>0,0</text:p>
          </table:table-cell>
          <table:table-cell office:value-type="float" office:value="0.00000000735573100742521" calcext:value-type="float">
            <text:p>0,0</text:p>
          </table:table-cell>
          <table:table-cell table:formula="of:=[.E44]*(1+0.15*POWER([.F44]/[.D44];4))" office:value-type="float" office:value="6.76827957775992" calcext:value-type="float">
            <text:p>6,7682795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1.89" calcext:value-type="float">
            <text:p>1,89</text:p>
          </table:table-cell>
          <table:table-cell office:value-type="float" office:value="371.632154490231" calcext:value-type="float">
            <text:p>371,6</text:p>
          </table:table-cell>
          <table:table-cell office:value-type="float" office:value="5.269762734564" calcext:value-type="float">
            <text:p>5,3</text:p>
          </table:table-cell>
          <table:table-cell office:value-type="float" office:value="191.205159645409" calcext:value-type="float">
            <text:p>191,2</text:p>
          </table:table-cell>
          <table:table-cell office:value-type="float" office:value="0.00000000681256359484579" calcext:value-type="float">
            <text:p>0,0</text:p>
          </table:table-cell>
          <table:table-cell office:value-type="float" office:value="180.426994831197" calcext:value-type="float">
            <text:p>180,4</text:p>
          </table:table-cell>
          <table:table-cell office:value-type="float" office:value="0.00000000681256237650439" calcext:value-type="float">
            <text:p>0,0</text:p>
          </table:table-cell>
          <table:table-cell table:formula="of:=[.E45]*(1+0.15*POWER([.F45]/[.D45];4))" office:value-type="float" office:value="5.26976273456399" calcext:value-type="float">
            <text:p>5,2697627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,03</text:p>
          </table:table-cell>
          <table:table-cell office:value-type="float" office:value="0.00000247776546410067" calcext:value-type="float">
            <text:p>0,0</text:p>
          </table:table-cell>
          <table:table-cell office:value-type="float" office:value="1.03" calcext:value-type="float">
            <text:p>1,0</text:p>
          </table:table-cell>
          <table:table-cell office:value-type="float" office:value="0.000000140120332388471" calcext:value-type="float">
            <text:p>0,0</text:p>
          </table:table-cell>
          <table:table-cell office:value-type="float" office:value="0.000000140120375724471" calcext:value-type="float">
            <text:p>0,0</text:p>
          </table:table-cell>
          <table:table-cell office:value-type="float" office:value="0.00000109872582112265" calcext:value-type="float">
            <text:p>0,0</text:p>
          </table:table-cell>
          <table:table-cell office:value-type="float" office:value="0.00000109879893486507" calcext:value-type="float">
            <text:p>0,0</text:p>
          </table:table-cell>
          <table:table-cell table:formula="of:=[.E46]*(1+0.15*POWER([.F46]/[.D46];4))"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5.46" calcext:value-type="float">
            <text:p>5,46</text:p>
          </table:table-cell>
          <table:table-cell office:value-type="float" office:value="443.080595282385" calcext:value-type="float">
            <text:p>443,1</text:p>
          </table:table-cell>
          <table:table-cell office:value-type="float" office:value="9.35699460858467" calcext:value-type="float">
            <text:p>9,4</text:p>
          </table:table-cell>
          <table:table-cell office:value-type="float" office:value="0.00000000513129393614873" calcext:value-type="float">
            <text:p>0,0</text:p>
          </table:table-cell>
          <table:table-cell office:value-type="float" office:value="0.00000000513129381578513" calcext:value-type="float">
            <text:p>0,0</text:p>
          </table:table-cell>
          <table:table-cell office:value-type="float" office:value="0.0000000264194443398295" calcext:value-type="float">
            <text:p>0,0</text:p>
          </table:table-cell>
          <table:table-cell office:value-type="float" office:value="443.080595245703" calcext:value-type="float">
            <text:p>443,1</text:p>
          </table:table-cell>
          <table:table-cell table:formula="of:=[.E47]*(1+0.15*POWER([.F47]/[.D47];4))" office:value-type="float" office:value="9.35699460858467" calcext:value-type="float">
            <text:p>9,35699460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.42" calcext:value-type="float">
            <text:p>3,42</text:p>
          </table:table-cell>
          <table:table-cell office:value-type="float" office:value="381.579941072028" calcext:value-type="float">
            <text:p>381,6</text:p>
          </table:table-cell>
          <table:table-cell office:value-type="float" office:value="4.76268609901549" calcext:value-type="float">
            <text:p>4,8</text:p>
          </table:table-cell>
          <table:table-cell office:value-type="float" office:value="78.590540745138" calcext:value-type="float">
            <text:p>78,6</text:p>
          </table:table-cell>
          <table:table-cell office:value-type="float" office:value="302.989400301627" calcext:value-type="float">
            <text:p>303,0</text:p>
          </table:table-cell>
          <table:table-cell office:value-type="float" office:value="0.0000000126314608483191" calcext:value-type="float">
            <text:p>0,0</text:p>
          </table:table-cell>
          <table:table-cell office:value-type="float" office:value="0.0000000126314571117216" calcext:value-type="float">
            <text:p>0,0</text:p>
          </table:table-cell>
          <table:table-cell table:formula="of:=[.E48]*(1+0.15*POWER([.F48]/[.D48];4))" office:value-type="float" office:value="4.76268609901549" calcext:value-type="float">
            <text:p>4,7626860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1.03" calcext:value-type="float">
            <text:p>1,03</text:p>
          </table:table-cell>
          <table:table-cell office:value-type="float" office:value="0.00000247763737406608" calcext:value-type="float">
            <text:p>0,0</text:p>
          </table:table-cell>
          <table:table-cell office:value-type="float" office:value="1.03" calcext:value-type="float">
            <text:p>1,0</text:p>
          </table:table-cell>
          <table:table-cell office:value-type="float" office:value="0.00000109871127668943" calcext:value-type="float">
            <text:p>0,0</text:p>
          </table:table-cell>
          <table:table-cell office:value-type="float" office:value="0.0000010986874939912" calcext:value-type="float">
            <text:p>0,0</text:p>
          </table:table-cell>
          <table:table-cell office:value-type="float" office:value="0.000000140119846989939" calcext:value-type="float">
            <text:p>0,0</text:p>
          </table:table-cell>
          <table:table-cell office:value-type="float" office:value="0.000000140118756395509" calcext:value-type="float">
            <text:p>0,0</text:p>
          </table:table-cell>
          <table:table-cell table:formula="of:=[.E49]*(1+0.15*POWER([.F49]/[.D49];4))"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.09" calcext:value-type="float">
            <text:p>6,09</text:p>
          </table:table-cell>
          <table:table-cell office:value-type="float" office:value="381.579956324826" calcext:value-type="float">
            <text:p>381,6</text:p>
          </table:table-cell>
          <table:table-cell office:value-type="float" office:value="8.48092387439366" calcext:value-type="float">
            <text:p>8,5</text:p>
          </table:table-cell>
          <table:table-cell office:value-type="float" office:value="0.00000000709352898403747" calcext:value-type="float">
            <text:p>0,0</text:p>
          </table:table-cell>
          <table:table-cell office:value-type="float" office:value="0.00000000709352826090499" calcext:value-type="float">
            <text:p>0,0</text:p>
          </table:table-cell>
          <table:table-cell office:value-type="float" office:value="54.8657371185616" calcext:value-type="float">
            <text:p>54,9</text:p>
          </table:table-cell>
          <table:table-cell office:value-type="float" office:value="326.714219192077" calcext:value-type="float">
            <text:p>326,7</text:p>
          </table:table-cell>
          <table:table-cell table:formula="of:=[.E50]*(1+0.15*POWER([.F50]/[.D50];4))" office:value-type="float" office:value="8.48092387439367" calcext:value-type="float">
            <text:p>8,48092387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4.35" calcext:value-type="float">
            <text:p>4,35</text:p>
          </table:table-cell>
          <table:table-cell office:value-type="float" office:value="388.590201776169" calcext:value-type="float">
            <text:p>388,6</text:p>
          </table:table-cell>
          <table:table-cell office:value-type="float" office:value="6.18680426927132" calcext:value-type="float">
            <text:p>6,2</text:p>
          </table:table-cell>
          <table:table-cell office:value-type="float" office:value="302.14068473787" calcext:value-type="float">
            <text:p>302,1</text:p>
          </table:table-cell>
          <table:table-cell office:value-type="float" office:value="86.4495170193841" calcext:value-type="float">
            <text:p>86,4</text:p>
          </table:table-cell>
          <table:table-cell office:value-type="float" office:value="0.00000000945765009082734" calcext:value-type="float">
            <text:p>0,0</text:p>
          </table:table-cell>
          <table:table-cell office:value-type="float" office:value="0.00000000945765048349407" calcext:value-type="float">
            <text:p>0,0</text:p>
          </table:table-cell>
          <table:table-cell table:formula="of:=[.E51]*(1+0.15*POWER([.F51]/[.D51];4))" office:value-type="float" office:value="6.18680426927132" calcext:value-type="float">
            <text:p>6,18680426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.09" calcext:value-type="float">
            <text:p>3,09</text:p>
          </table:table-cell>
          <table:table-cell office:value-type="float" office:value="336.54638375421" calcext:value-type="float">
            <text:p>336,5</text:p>
          </table:table-cell>
          <table:table-cell office:value-type="float" office:value="3.82408175980144" calcext:value-type="float">
            <text:p>3,8</text:p>
          </table:table-cell>
          <table:table-cell office:value-type="float" office:value="0.0000000189337821236898" calcext:value-type="float">
            <text:p>0,0</text:p>
          </table:table-cell>
          <table:table-cell office:value-type="float" office:value="0.0000000189337787643886" calcext:value-type="float">
            <text:p>0,0</text:p>
          </table:table-cell>
          <table:table-cell office:value-type="float" office:value="336.54638362648" calcext:value-type="float">
            <text:p>336,5</text:p>
          </table:table-cell>
          <table:table-cell office:value-type="float" office:value="0.0000000898618533712552" calcext:value-type="float">
            <text:p>0,0</text:p>
          </table:table-cell>
          <table:table-cell table:formula="of:=[.E52]*(1+0.15*POWER([.F52]/[.D52];4))" office:value-type="float" office:value="3.82408175980144" calcext:value-type="float">
            <text:p>3,82408175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5.58" calcext:value-type="float">
            <text:p>5,58</text:p>
          </table:table-cell>
          <table:table-cell office:value-type="float" office:value="52.0437040333385" calcext:value-type="float">
            <text:p>52,0</text:p>
          </table:table-cell>
          <table:table-cell office:value-type="float" office:value="5.58075807684712" calcext:value-type="float">
            <text:p>5,6</text:p>
          </table:table-cell>
          <table:table-cell office:value-type="float" office:value="0.0000000229235012434642" calcext:value-type="float">
            <text:p>0,0</text:p>
          </table:table-cell>
          <table:table-cell office:value-type="float" office:value="0.0000000487005365398201" calcext:value-type="float">
            <text:p>0,0</text:p>
          </table:table-cell>
          <table:table-cell office:value-type="float" office:value="0.0000000433094199162439" calcext:value-type="float">
            <text:p>0,0</text:p>
          </table:table-cell>
          <table:table-cell office:value-type="float" office:value="52.0437039184051" calcext:value-type="float">
            <text:p>52,0</text:p>
          </table:table-cell>
          <table:table-cell table:formula="of:=[.E53]*(1+0.15*POWER([.F53]/[.D53];4))" office:value-type="float" office:value="5.58075807684712" calcext:value-type="float">
            <text:p>5,58075807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.49" calcext:value-type="float">
            <text:p>5,49</text:p>
          </table:table-cell>
          <table:table-cell office:value-type="float" office:value="421.430875475148" calcext:value-type="float">
            <text:p>421,4</text:p>
          </table:table-cell>
          <table:table-cell office:value-type="float" office:value="8.69688942862171" calcext:value-type="float">
            <text:p>8,7</text:p>
          </table:table-cell>
          <table:table-cell office:value-type="float" office:value="249.903359917793" calcext:value-type="float">
            <text:p>249,9</text:p>
          </table:table-cell>
          <table:table-cell office:value-type="float" office:value="171.52751554504" calcext:value-type="float">
            <text:p>171,5</text:p>
          </table:table-cell>
          <table:table-cell office:value-type="float" office:value="0.00000000594672341878993" calcext:value-type="float">
            <text:p>0,0</text:p>
          </table:table-cell>
          <table:table-cell office:value-type="float" office:value="0.00000000636814519914038" calcext:value-type="float">
            <text:p>0,0</text:p>
          </table:table-cell>
          <table:table-cell table:formula="of:=[.E54]*(1+0.15*POWER([.F54]/[.D54];4))" office:value-type="float" office:value="8.69688942862172" calcext:value-type="float">
            <text:p>8,6968894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.09" calcext:value-type="float">
            <text:p>3,09</text:p>
          </table:table-cell>
          <table:table-cell office:value-type="float" office:value="336.546157335444" calcext:value-type="float">
            <text:p>336,5</text:p>
          </table:table-cell>
          <table:table-cell office:value-type="float" office:value="3.82407978432672" calcext:value-type="float">
            <text:p>3,8</text:p>
          </table:table-cell>
          <table:table-cell office:value-type="float" office:value="250.09664025827" calcext:value-type="float">
            <text:p>250,1</text:p>
          </table:table-cell>
          <table:table-cell office:value-type="float" office:value="86.4495170342514" calcext:value-type="float">
            <text:p>86,4</text:p>
          </table:table-cell>
          <table:table-cell office:value-type="float" office:value="0.0000000189337794316656" calcext:value-type="float">
            <text:p>0,0</text:p>
          </table:table-cell>
          <table:table-cell office:value-type="float" office:value="0.0000000239880321112956" calcext:value-type="float">
            <text:p>0,0</text:p>
          </table:table-cell>
          <table:table-cell table:formula="of:=[.E55]*(1+0.15*POWER([.F55]/[.D55];4))" office:value-type="float" office:value="3.82407978432672" calcext:value-type="float">
            <text:p>3,82407978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4.5" calcext:value-type="float">
            <text:p>4,5</text:p>
          </table:table-cell>
          <table:table-cell office:value-type="float" office:value="432.507245170148" calcext:value-type="float">
            <text:p>432,5</text:p>
          </table:table-cell>
          <table:table-cell office:value-type="float" office:value="7.41603210941814" calcext:value-type="float">
            <text:p>7,4</text:p>
          </table:table-cell>
          <table:table-cell office:value-type="float" office:value="0.0000000072497633537409" calcext:value-type="float">
            <text:p>0,0</text:p>
          </table:table-cell>
          <table:table-cell office:value-type="float" office:value="187.158158521989" calcext:value-type="float">
            <text:p>187,2</text:p>
          </table:table-cell>
          <table:table-cell office:value-type="float" office:value="0.00000000670854073360639" calcext:value-type="float">
            <text:p>0,0</text:p>
          </table:table-cell>
          <table:table-cell office:value-type="float" office:value="245.3490866342" calcext:value-type="float">
            <text:p>245,3</text:p>
          </table:table-cell>
          <table:table-cell table:formula="of:=[.E56]*(1+0.15*POWER([.F56]/[.D56];4))" office:value-type="float" office:value="7.41603210941814" calcext:value-type="float">
            <text:p>7,41603210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309.515722525115" calcext:value-type="float">
            <text:p>309,5</text:p>
          </table:table-cell>
          <table:table-cell office:value-type="float" office:value="4.70322406135976" calcext:value-type="float">
            <text:p>4,7</text:p>
          </table:table-cell>
          <table:table-cell office:value-type="float" office:value="0.0000000212917779059173" calcext:value-type="float">
            <text:p>0,0</text:p>
          </table:table-cell>
          <table:table-cell office:value-type="float" office:value="54.8648089475216" calcext:value-type="float">
            <text:p>54,9</text:p>
          </table:table-cell>
          <table:table-cell office:value-type="float" office:value="0.0000000172132929194296" calcext:value-type="float">
            <text:p>0,0</text:p>
          </table:table-cell>
          <table:table-cell office:value-type="float" office:value="254.650913539089" calcext:value-type="float">
            <text:p>254,7</text:p>
          </table:table-cell>
          <table:table-cell table:formula="of:=[.E57]*(1+0.15*POWER([.F57]/[.D57];4))" office:value-type="float" office:value="4.70322406135976" calcext:value-type="float">
            <text:p>4,7032240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,15</text:p>
          </table:table-cell>
          <table:table-cell office:value-type="float" office:value="365.318413501474" calcext:value-type="float">
            <text:p>365,3</text:p>
          </table:table-cell>
          <table:table-cell office:value-type="float" office:value="5.74001272571725" calcext:value-type="float">
            <text:p>5,7</text:p>
          </table:table-cell>
          <table:table-cell office:value-type="float" office:value="178.160254957882" calcext:value-type="float">
            <text:p>178,2</text:p>
          </table:table-cell>
          <table:table-cell office:value-type="float" office:value="187.158158530856" calcext:value-type="float">
            <text:p>187,2</text:p>
          </table:table-cell>
          <table:table-cell office:value-type="float" office:value="0.00000000636814237799298" calcext:value-type="float">
            <text:p>0,0</text:p>
          </table:table-cell>
          <table:table-cell office:value-type="float" office:value="0.00000000636814255166581" calcext:value-type="float">
            <text:p>0,0</text:p>
          </table:table-cell>
          <table:table-cell table:formula="of:=[.E58]*(1+0.15*POWER([.F58]/[.D58];4))" office:value-type="float" office:value="5.74001272571724" calcext:value-type="float">
            <text:p>5,7400127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4.5" calcext:value-type="float">
            <text:p>4,5</text:p>
          </table:table-cell>
          <table:table-cell office:value-type="float" office:value="432.50714457164" calcext:value-type="float">
            <text:p>432,5</text:p>
          </table:table-cell>
          <table:table-cell office:value-type="float" office:value="7.41602939641502" calcext:value-type="float">
            <text:p>7,4</text:p>
          </table:table-cell>
          <table:table-cell office:value-type="float" office:value="0.0000000898621056483537" calcext:value-type="float">
            <text:p>0,0</text:p>
          </table:table-cell>
          <table:table-cell office:value-type="float" office:value="0.00000000670854276300523" calcext:value-type="float">
            <text:p>0,0</text:p>
          </table:table-cell>
          <table:table-cell office:value-type="float" office:value="432.507144468361" calcext:value-type="float">
            <text:p>432,5</text:p>
          </table:table-cell>
          <table:table-cell office:value-type="float" office:value="0.00000000670854104164703" calcext:value-type="float">
            <text:p>0,0</text:p>
          </table:table-cell>
          <table:table-cell table:formula="of:=[.E59]*(1+0.15*POWER([.F59]/[.D59];4))" office:value-type="float" office:value="7.41602939641501" calcext:value-type="float">
            <text:p>7,41602939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5.94" calcext:value-type="float">
            <text:p>5,94</text:p>
          </table:table-cell>
          <table:table-cell office:value-type="float" office:value="423.510568228571" calcext:value-type="float">
            <text:p>423,5</text:p>
          </table:table-cell>
          <table:table-cell office:value-type="float" office:value="9.47874846249245" calcext:value-type="float">
            <text:p>9,5</text:p>
          </table:table-cell>
          <table:table-cell office:value-type="float" office:value="0.00000000541598757246699" calcext:value-type="float">
            <text:p>0,0</text:p>
          </table:table-cell>
          <table:table-cell office:value-type="float" office:value="0.000000026419398433693" calcext:value-type="float">
            <text:p>0,0</text:p>
          </table:table-cell>
          <table:table-cell office:value-type="float" office:value="0.00000000541598804591292" calcext:value-type="float">
            <text:p>0,0</text:p>
          </table:table-cell>
          <table:table-cell office:value-type="float" office:value="423.51056819132" calcext:value-type="float">
            <text:p>423,5</text:p>
          </table:table-cell>
          <table:table-cell table:formula="of:=[.E60]*(1+0.15*POWER([.F60]/[.D60];4))" office:value-type="float" office:value="9.47874846249244" calcext:value-type="float">
            <text:p>9,4787484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1.79" calcext:value-type="float">
            <text:p>1,79</text:p>
          </table:table-cell>
          <table:table-cell office:value-type="float" office:value="0.000000577812968898884" calcext:value-type="float">
            <text:p>0,0</text:p>
          </table:table-cell>
          <table:table-cell office:value-type="float" office:value="1.79" calcext:value-type="float">
            <text:p>1,8</text:p>
          </table:table-cell>
          <table:table-cell office:value-type="float" office:value="0.000000158859845095856" calcext:value-type="float">
            <text:p>0,0</text:p>
          </table:table-cell>
          <table:table-cell office:value-type="float" office:value="0.000000130046899220261" calcext:value-type="float">
            <text:p>0,0</text:p>
          </table:table-cell>
          <table:table-cell office:value-type="float" office:value="0.000000158860420825495" calcext:value-type="float">
            <text:p>0,0</text:p>
          </table:table-cell>
          <table:table-cell office:value-type="float" office:value="0.000000130045803757272" calcext:value-type="float">
            <text:p>0,0</text:p>
          </table:table-cell>
          <table:table-cell table:formula="of:=[.E61]*(1+0.15*POWER([.F61]/[.D61];4))"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5.46" calcext:value-type="float">
            <text:p>5,46</text:p>
          </table:table-cell>
          <table:table-cell office:value-type="float" office:value="443.080566417822" calcext:value-type="float">
            <text:p>443,1</text:p>
          </table:table-cell>
          <table:table-cell office:value-type="float" office:value="9.35699359310319" calcext:value-type="float">
            <text:p>9,4</text:p>
          </table:table-cell>
          <table:table-cell office:value-type="float" office:value="191.205158722262" calcext:value-type="float">
            <text:p>191,2</text:p>
          </table:table-cell>
          <table:table-cell office:value-type="float" office:value="251.875407684061" calcext:value-type="float">
            <text:p>251,9</text:p>
          </table:table-cell>
          <table:table-cell office:value-type="float" office:value="0.0000000063681403204537" calcext:value-type="float">
            <text:p>0,0</text:p>
          </table:table-cell>
          <table:table-cell office:value-type="float" office:value="0.00000000513129462835879" calcext:value-type="float">
            <text:p>0,0</text:p>
          </table:table-cell>
          <table:table-cell table:formula="of:=[.E62]*(1+0.15*POWER([.F62]/[.D62];4))" office:value-type="float" office:value="9.35699359310318" calcext:value-type="float">
            <text:p>9,35699359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.94" calcext:value-type="float">
            <text:p>5,94</text:p>
          </table:table-cell>
          <table:table-cell office:value-type="float" office:value="423.510458431931" calcext:value-type="float">
            <text:p>423,5</text:p>
          </table:table-cell>
          <table:table-cell office:value-type="float" office:value="9.47874479276074" calcext:value-type="float">
            <text:p>9,5</text:p>
          </table:table-cell>
          <table:table-cell office:value-type="float" office:value="178.160255068355" calcext:value-type="float">
            <text:p>178,2</text:p>
          </table:table-cell>
          <table:table-cell office:value-type="float" office:value="0.00000000681256784101561" calcext:value-type="float">
            <text:p>0,0</text:p>
          </table:table-cell>
          <table:table-cell office:value-type="float" office:value="245.350203351348" calcext:value-type="float">
            <text:p>245,4</text:p>
          </table:table-cell>
          <table:table-cell office:value-type="float" office:value="0.00000000541598799984328" calcext:value-type="float">
            <text:p>0,0</text:p>
          </table:table-cell>
          <table:table-cell table:formula="of:=[.E63]*(1+0.15*POWER([.F63]/[.D63];4))" office:value-type="float" office:value="9.47874479276073" calcext:value-type="float">
            <text:p>9,47874479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.97" calcext:value-type="float">
            <text:p>2,97</text:p>
          </table:table-cell>
          <table:table-cell office:value-type="float" office:value="326.715134358957" calcext:value-type="float">
            <text:p>326,7</text:p>
          </table:table-cell>
          <table:table-cell office:value-type="float" office:value="3.59667114800069" calcext:value-type="float">
            <text:p>3,6</text:p>
          </table:table-cell>
          <table:table-cell office:value-type="float" office:value="78.5905418702821" calcext:value-type="float">
            <text:p>78,6</text:p>
          </table:table-cell>
          <table:table-cell office:value-type="float" office:value="248.12459236599" calcext:value-type="float">
            <text:p>248,1</text:p>
          </table:table-cell>
          <table:table-cell office:value-type="float" office:value="0.000000101713109956044" calcext:value-type="float">
            <text:p>0,0</text:p>
          </table:table-cell>
          <table:table-cell office:value-type="float" office:value="0.0000000209721182812435" calcext:value-type="float">
            <text:p>0,0</text:p>
          </table:table-cell>
          <table:table-cell table:formula="of:=[.E64]*(1+0.15*POWER([.F64]/[.D64];4))" office:value-type="float" office:value="3.5966711480007" calcext:value-type="float">
            <text:p>3,5966711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5.85" calcext:value-type="float">
            <text:p>5,85</text:p>
          </table:table-cell>
          <table:table-cell office:value-type="float" office:value="306.693841027607" calcext:value-type="float">
            <text:p>306,7</text:p>
          </table:table-cell>
          <table:table-cell office:value-type="float" office:value="6.80847838818918" calcext:value-type="float">
            <text:p>6,8</text:p>
          </table:table-cell>
          <table:table-cell office:value-type="float" office:value="52.0440443826482" calcext:value-type="float">
            <text:p>52,0</text:p>
          </table:table-cell>
          <table:table-cell office:value-type="float" office:value="0.0000000220785646028106" calcext:value-type="float">
            <text:p>0,0</text:p>
          </table:table-cell>
          <table:table-cell office:value-type="float" office:value="254.649796610853" calcext:value-type="float">
            <text:p>254,6</text:p>
          </table:table-cell>
          <table:table-cell office:value-type="float" office:value="0.0000000120273447181168" calcext:value-type="float">
            <text:p>0,0</text:p>
          </table:table-cell>
          <table:table-cell table:formula="of:=[.E65]*(1+0.15*POWER([.F65]/[.D65];4))" office:value-type="float" office:value="6.80847838818918" calcext:value-type="float">
            <text:p>6,80847838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6.09" calcext:value-type="float">
            <text:p>6,09</text:p>
          </table:table-cell>
          <table:table-cell office:value-type="float" office:value="381.579942967034" calcext:value-type="float">
            <text:p>381,6</text:p>
          </table:table-cell>
          <table:table-cell office:value-type="float" office:value="8.48092353960185" calcext:value-type="float">
            <text:p>8,5</text:p>
          </table:table-cell>
          <table:table-cell office:value-type="float" office:value="78.590541698191" calcext:value-type="float">
            <text:p>78,6</text:p>
          </table:table-cell>
          <table:table-cell office:value-type="float" office:value="302.989401254656" calcext:value-type="float">
            <text:p>303,0</text:p>
          </table:table-cell>
          <table:table-cell office:value-type="float" office:value="0.00000000709352886811527" calcext:value-type="float">
            <text:p>0,0</text:p>
          </table:table-cell>
          <table:table-cell office:value-type="float" office:value="0.00000000709352730791037" calcext:value-type="float">
            <text:p>0,0</text:p>
          </table:table-cell>
          <table:table-cell table:formula="of:=[.E66]*(1+0.15*POWER([.F66]/[.D66];4))" office:value-type="float" office:value="8.48092353960185" calcext:value-type="float">
            <text:p>8,48092353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.97" calcext:value-type="float">
            <text:p>2,97</text:p>
          </table:table-cell>
          <table:table-cell office:value-type="float" office:value="326.714219432538" calcext:value-type="float">
            <text:p>326,7</text:p>
          </table:table-cell>
          <table:table-cell office:value-type="float" office:value="3.59666412836162" calcext:value-type="float">
            <text:p>3,6</text:p>
          </table:table-cell>
          <table:table-cell office:value-type="float" office:value="0.0000000209721330337061" calcext:value-type="float">
            <text:p>0,0</text:p>
          </table:table-cell>
          <table:table-cell office:value-type="float" office:value="0.0000000209721313613418" calcext:value-type="float">
            <text:p>0,0</text:p>
          </table:table-cell>
          <table:table-cell office:value-type="float" office:value="0.0000000264195534878301" calcext:value-type="float">
            <text:p>0,0</text:p>
          </table:table-cell>
          <table:table-cell office:value-type="float" office:value="326.714219364175" calcext:value-type="float">
            <text:p>326,7</text:p>
          </table:table-cell>
          <table:table-cell table:formula="of:=[.E67]*(1+0.15*POWER([.F67]/[.D67];4))" office:value-type="float" office:value="3.59666412836162" calcext:value-type="float">
            <text:p>3,59666412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4.05" calcext:value-type="float">
            <text:p>4,05</text:p>
          </table:table-cell>
          <table:table-cell office:value-type="float" office:value="54.8657374834277" calcext:value-type="float">
            <text:p>54,9</text:p>
          </table:table-cell>
          <table:table-cell office:value-type="float" office:value="4.0506796199957" calcext:value-type="float">
            <text:p>4,1</text:p>
          </table:table-cell>
          <table:table-cell office:value-type="float" office:value="0.000000195861004673961" calcext:value-type="float">
            <text:p>0,0</text:p>
          </table:table-cell>
          <table:table-cell office:value-type="float" office:value="0.000000031578435073698" calcext:value-type="float">
            <text:p>0,0</text:p>
          </table:table-cell>
          <table:table-cell office:value-type="float" office:value="54.86573721834" calcext:value-type="float">
            <text:p>54,9</text:p>
          </table:table-cell>
          <table:table-cell office:value-type="float" office:value="0.0000000376482235324281" calcext:value-type="float">
            <text:p>0,0</text:p>
          </table:table-cell>
          <table:table-cell table:formula="of:=[.E68]*(1+0.15*POWER([.F68]/[.D68];4))" office:value-type="float" office:value="4.0506796199957" calcext:value-type="float">
            <text:p>4,0506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5.58" calcext:value-type="float">
            <text:p>5,58</text:p>
          </table:table-cell>
          <table:table-cell office:value-type="float" office:value="52.0440446269324" calcext:value-type="float">
            <text:p>52,0</text:p>
          </table:table-cell>
          <table:table-cell office:value-type="float" office:value="5.58075809669188" calcext:value-type="float">
            <text:p>5,6</text:p>
          </table:table-cell>
          <table:table-cell office:value-type="float" office:value="52.0440445119991" calcext:value-type="float">
            <text:p>52,0</text:p>
          </table:table-cell>
          <table:table-cell office:value-type="float" office:value="0.0000000433093375490997" calcext:value-type="float">
            <text:p>0,0</text:p>
          </table:table-cell>
          <table:table-cell office:value-type="float" office:value="0.0000000487004323862687" calcext:value-type="float">
            <text:p>0,0</text:p>
          </table:table-cell>
          <table:table-cell office:value-type="float" office:value="0.0000000229234930749277" calcext:value-type="float">
            <text:p>0,0</text:p>
          </table:table-cell>
          <table:table-cell table:formula="of:=[.E69]*(1+0.15*POWER([.F69]/[.D69];4))" office:value-type="float" office:value="5.58075809669188" calcext:value-type="float">
            <text:p>5,58075809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5.76" calcext:value-type="float">
            <text:p>5,76</text:p>
          </table:table-cell>
          <table:table-cell office:value-type="float" office:value="52.0437040290505" calcext:value-type="float">
            <text:p>52,0</text:p>
          </table:table-cell>
          <table:table-cell office:value-type="float" office:value="5.7607825309387" calcext:value-type="float">
            <text:p>5,8</text:p>
          </table:table-cell>
          <table:table-cell office:value-type="float" office:value="0.0000000222071416891987" calcext:value-type="float">
            <text:p>0,0</text:p>
          </table:table-cell>
          <table:table-cell office:value-type="float" office:value="0.000000047272876548433" calcext:value-type="float">
            <text:p>0,0</text:p>
          </table:table-cell>
          <table:table-cell office:value-type="float" office:value="0.0000000418817595786394" calcext:value-type="float">
            <text:p>0,0</text:p>
          </table:table-cell>
          <table:table-cell office:value-type="float" office:value="52.0437039176887" calcext:value-type="float">
            <text:p>52,0</text:p>
          </table:table-cell>
          <table:table-cell table:formula="of:=[.E70]*(1+0.15*POWER([.F70]/[.D70];4))" office:value-type="float" office:value="5.7607825309387" calcext:value-type="float">
            <text:p>5,76078253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,02</text:p>
          </table:table-cell>
          <table:table-cell office:value-type="float" office:value="309.515533950512" calcext:value-type="float">
            <text:p>309,5</text:p>
          </table:table-cell>
          <table:table-cell office:value-type="float" office:value="4.70322239632527" calcext:value-type="float">
            <text:p>4,7</text:p>
          </table:table-cell>
          <table:table-cell office:value-type="float" office:value="0.0000000898621176341438" calcext:value-type="float">
            <text:p>0,0</text:p>
          </table:table-cell>
          <table:table-cell office:value-type="float" office:value="0.0000000172132883764236" calcext:value-type="float">
            <text:p>0,0</text:p>
          </table:table-cell>
          <table:table-cell office:value-type="float" office:value="309.515533826224" calcext:value-type="float">
            <text:p>309,5</text:p>
          </table:table-cell>
          <table:table-cell office:value-type="float" office:value="0.00000001721329334044" calcext:value-type="float">
            <text:p>0,0</text:p>
          </table:table-cell>
          <table:table-cell table:formula="of:=[.E71]*(1+0.15*POWER([.F71]/[.D71];4))" office:value-type="float" office:value="4.70322239632527" calcext:value-type="float">
            <text:p>4,70322239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5.76" calcext:value-type="float">
            <text:p>5,76</text:p>
          </table:table-cell>
          <table:table-cell office:value-type="float" office:value="52.0440446226443" calcext:value-type="float">
            <text:p>52,0</text:p>
          </table:table-cell>
          <table:table-cell office:value-type="float" office:value="5.76078255142361" calcext:value-type="float">
            <text:p>5,8</text:p>
          </table:table-cell>
          <table:table-cell office:value-type="float" office:value="52.0440445112827" calcext:value-type="float">
            <text:p>52,0</text:p>
          </table:table-cell>
          <table:table-cell office:value-type="float" office:value="0.0000000418816775577127" calcext:value-type="float">
            <text:p>0,0</text:p>
          </table:table-cell>
          <table:table-cell office:value-type="float" office:value="0.0000000472727720486642" calcext:value-type="float">
            <text:p>0,0</text:p>
          </table:table-cell>
          <table:table-cell office:value-type="float" office:value="0.0000000222071340232617" calcext:value-type="float">
            <text:p>0,0</text:p>
          </table:table-cell>
          <table:table-cell table:formula="of:=[.E72]*(1+0.15*POWER([.F72]/[.D72];4))" office:value-type="float" office:value="5.76078255142361" calcext:value-type="float">
            <text:p>5,76078255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4.44" calcext:value-type="float">
            <text:p>4,44</text:p>
          </table:table-cell>
          <table:table-cell office:value-type="float" office:value="361.559426397712" calcext:value-type="float">
            <text:p>361,6</text:p>
          </table:table-cell>
          <table:table-cell office:value-type="float" office:value="5.8451023664139" calcext:value-type="float">
            <text:p>5,8</text:p>
          </table:table-cell>
          <table:table-cell office:value-type="float" office:value="0.0000000111639111512415" calcext:value-type="float">
            <text:p>0,0</text:p>
          </table:table-cell>
          <table:table-cell office:value-type="float" office:value="54.8648089468634" calcext:value-type="float">
            <text:p>54,9</text:p>
          </table:table-cell>
          <table:table-cell office:value-type="float" office:value="0.0000000111639110732022" calcext:value-type="float">
            <text:p>0,0</text:p>
          </table:table-cell>
          <table:table-cell office:value-type="float" office:value="306.694617428521" calcext:value-type="float">
            <text:p>306,7</text:p>
          </table:table-cell>
          <table:table-cell table:formula="of:=[.E73]*(1+0.15*POWER([.F73]/[.D73];4))" office:value-type="float" office:value="5.8451023664139" calcext:value-type="float">
            <text:p>5,84510236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1.79" calcext:value-type="float">
            <text:p>1,79</text:p>
          </table:table-cell>
          <table:table-cell office:value-type="float" office:value="0.00000057781617688321" calcext:value-type="float">
            <text:p>0,0</text:p>
          </table:table-cell>
          <table:table-cell office:value-type="float" office:value="1.79" calcext:value-type="float">
            <text:p>1,8</text:p>
          </table:table-cell>
          <table:table-cell office:value-type="float" office:value="0.000000130047291079081" calcext:value-type="float">
            <text:p>0,0</text:p>
          </table:table-cell>
          <table:table-cell office:value-type="float" office:value="0.00000015886034672466" calcext:value-type="float">
            <text:p>0,0</text:p>
          </table:table-cell>
          <table:table-cell office:value-type="float" office:value="0.000000130046707962219" calcext:value-type="float">
            <text:p>0,0</text:p>
          </table:table-cell>
          <table:table-cell office:value-type="float" office:value="0.000000158861831117251" calcext:value-type="float">
            <text:p>0,0</text:p>
          </table:table-cell>
          <table:table-cell table:formula="of:=[.E74]*(1+0.15*POWER([.F74]/[.D74];4))"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4.44" calcext:value-type="float">
            <text:p>4,44</text:p>
          </table:table-cell>
          <table:table-cell office:value-type="float" office:value="361.559578416703" calcext:value-type="float">
            <text:p>361,6</text:p>
          </table:table-cell>
          <table:table-cell office:value-type="float" office:value="5.84510472953723" calcext:value-type="float">
            <text:p>5,8</text:p>
          </table:table-cell>
          <table:table-cell office:value-type="float" office:value="52.0440445688098" calcext:value-type="float">
            <text:p>52,0</text:p>
          </table:table-cell>
          <table:table-cell office:value-type="float" office:value="0.0000000111639091698659" calcext:value-type="float">
            <text:p>0,0</text:p>
          </table:table-cell>
          <table:table-cell office:value-type="float" office:value="309.515533825565" calcext:value-type="float">
            <text:p>309,5</text:p>
          </table:table-cell>
          <table:table-cell office:value-type="float" office:value="0.0000000111639104518052" calcext:value-type="float">
            <text:p>0,0</text:p>
          </table:table-cell>
          <table:table-cell table:formula="of:=[.E75]*(1+0.15*POWER([.F75]/[.D75];4))" office:value-type="float" office:value="5.84510472953723" calcext:value-type="float">
            <text:p>5,84510472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,1</text:p>
          </table:table-cell>
          <table:table-cell office:value-type="float" office:value="361.559426334304" calcext:value-type="float">
            <text:p>361,6</text:p>
          </table:table-cell>
          <table:table-cell office:value-type="float" office:value="6.71396893326215" calcext:value-type="float">
            <text:p>6,7</text:p>
          </table:table-cell>
          <table:table-cell office:value-type="float" office:value="0.00000000971916972084227" calcext:value-type="float">
            <text:p>0,0</text:p>
          </table:table-cell>
          <table:table-cell office:value-type="float" office:value="54.8648089166052" calcext:value-type="float">
            <text:p>54,9</text:p>
          </table:table-cell>
          <table:table-cell office:value-type="float" office:value="0.00000000971916924936605" calcext:value-type="float">
            <text:p>0,0</text:p>
          </table:table-cell>
          <table:table-cell office:value-type="float" office:value="306.69461739826" calcext:value-type="float">
            <text:p>306,7</text:p>
          </table:table-cell>
          <table:table-cell table:formula="of:=[.E76]*(1+0.15*POWER([.F76]/[.D76];4))" office:value-type="float" office:value="6.71396893326215" calcext:value-type="float">
            <text:p>6,7139689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5.85" calcext:value-type="float">
            <text:p>5,85</text:p>
          </table:table-cell>
          <table:table-cell office:value-type="float" office:value="306.694617292823" calcext:value-type="float">
            <text:p>306,7</text:p>
          </table:table-cell>
          <table:table-cell office:value-type="float" office:value="6.80848809215005" calcext:value-type="float">
            <text:p>6,8</text:p>
          </table:table-cell>
          <table:table-cell office:value-type="float" office:value="0.0000000120273462213055" calcext:value-type="float">
            <text:p>0,0</text:p>
          </table:table-cell>
          <table:table-cell office:value-type="float" office:value="0.0000000264193230292565" calcext:value-type="float">
            <text:p>0,0</text:p>
          </table:table-cell>
          <table:table-cell office:value-type="float" office:value="0.0000000120273454424465" calcext:value-type="float">
            <text:p>0,0</text:p>
          </table:table-cell>
          <table:table-cell office:value-type="float" office:value="306.694617242349" calcext:value-type="float">
            <text:p>306,7</text:p>
          </table:table-cell>
          <table:table-cell table:formula="of:=[.E77]*(1+0.15*POWER([.F77]/[.D77];4))" office:value-type="float" office:value="6.80848809215004" calcext:value-type="float">
            <text:p>6,80848809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,1</text:p>
          </table:table-cell>
          <table:table-cell office:value-type="float" office:value="361.559578353298" calcext:value-type="float">
            <text:p>361,6</text:p>
          </table:table-cell>
          <table:table-cell office:value-type="float" office:value="6.71397164766062" calcext:value-type="float">
            <text:p>6,7</text:p>
          </table:table-cell>
          <table:table-cell office:value-type="float" office:value="52.0440445385525" calcext:value-type="float">
            <text:p>52,0</text:p>
          </table:table-cell>
          <table:table-cell office:value-type="float" office:value="0.00000000971916708301197" calcext:value-type="float">
            <text:p>0,0</text:p>
          </table:table-cell>
          <table:table-cell office:value-type="float" office:value="309.515533795307" calcext:value-type="float">
            <text:p>309,5</text:p>
          </table:table-cell>
          <table:table-cell office:value-type="float" office:value="0.00000000971916871551065" calcext:value-type="float">
            <text:p>0,0</text:p>
          </table:table-cell>
          <table:table-cell table:formula="of:=[.E78]*(1+0.15*POWER([.F78]/[.D78];4))" office:value-type="float" office:value="6.71397164766062" calcext:value-type="float">
            <text:p>6,71397164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4.8648092527993" calcext:value-type="float">
            <text:p>54,9</text:p>
          </table:table-cell>
          <table:table-cell office:value-type="float" office:value="3.00050338815187" calcext:value-type="float">
            <text:p>3,0</text:p>
          </table:table-cell>
          <table:table-cell office:value-type="float" office:value="0.0000000533867135020573" calcext:value-type="float">
            <text:p>0,0</text:p>
          </table:table-cell>
          <table:table-cell office:value-type="float" office:value="54.8648089451762" calcext:value-type="float">
            <text:p>54,9</text:p>
          </table:table-cell>
          <table:table-cell office:value-type="float" office:value="0.0000000426308966369335" calcext:value-type="float">
            <text:p>0,0</text:p>
          </table:table-cell>
          <table:table-cell office:value-type="float" office:value="0.00000021160546262138" calcext:value-type="float">
            <text:p>0,0</text:p>
          </table:table-cell>
          <table:table-cell table:formula="of:=[.E79]*(1+0.15*POWER([.F79]/[.D79];4))" office:value-type="float" office:value="3.00050338815187" calcext:value-type="float">
            <text:p>3,00050338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.05" calcext:value-type="float">
            <text:p>4,05</text:p>
          </table:table-cell>
          <table:table-cell office:value-type="float" office:value="54.864809199218" calcext:value-type="float">
            <text:p>54,9</text:p>
          </table:table-cell>
          <table:table-cell office:value-type="float" office:value="4.05067957400237" calcext:value-type="float">
            <text:p>4,1</text:p>
          </table:table-cell>
          <table:table-cell office:value-type="float" office:value="0.0000000376484586071671" calcext:value-type="float">
            <text:p>0,0</text:p>
          </table:table-cell>
          <table:table-cell office:value-type="float" office:value="54.8648089341237" calcext:value-type="float">
            <text:p>54,9</text:p>
          </table:table-cell>
          <table:table-cell office:value-type="float" office:value="0.000000031578442584989" calcext:value-type="float">
            <text:p>0,0</text:p>
          </table:table-cell>
          <table:table-cell office:value-type="float" office:value="0.000000195867367454713" calcext:value-type="float">
            <text:p>0,0</text:p>
          </table:table-cell>
          <table:table-cell table:formula="of:=[.E80]*(1+0.15*POWER([.F80]/[.D80];4))" office:value-type="float" office:value="4.05067957400237" calcext:value-type="float">
            <text:p>4,0506795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4.8657375370089" calcext:value-type="float">
            <text:p>54,9</text:p>
          </table:table-cell>
          <table:table-cell office:value-type="float" office:value="3.000503422221" calcext:value-type="float">
            <text:p>3,0</text:p>
          </table:table-cell>
          <table:table-cell office:value-type="float" office:value="0.000000211599259568852" calcext:value-type="float">
            <text:p>0,0</text:p>
          </table:table-cell>
          <table:table-cell office:value-type="float" office:value="0.0000000426308829248492" calcext:value-type="float">
            <text:p>0,0</text:p>
          </table:table-cell>
          <table:table-cell office:value-type="float" office:value="54.8657372293925" calcext:value-type="float">
            <text:p>54,9</text:p>
          </table:table-cell>
          <table:table-cell office:value-type="float" office:value="0.0000000533863186990949" calcext:value-type="float">
            <text:p>0,0</text:p>
          </table:table-cell>
          <table:table-cell table:formula="of:=[.E81]*(1+0.15*POWER([.F81]/[.D81];4))" office:value-type="float" office:value="3.000503422221" calcext:value-type="float">
            <text:p>3,0005034222</text:p>
          </table:table-cell>
        </table:table-row>
      </table:table>
      <table:named-expressions/>
      <table:database-ranges>
        <table:database-range table:name="__Anonymous_Sheet_DB__0" table:target-range-address="fw_sol_dial.A1:fw_sol_dial.K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4:25:49.308000000</dc:date>
    <meta:editing-duration>PT10M34S</meta:editing-duration>
    <meta:editing-cycles>2</meta:editing-cycles>
    <meta:generator>LibreOffice/5.1.4.2$Windows_x86 LibreOffice_project/f99d75f39f1c57ebdd7ffc5f42867c12031db97a</meta:generator>
    <meta:document-statistic meta:table-count="1" meta:cell-count="972" meta:object-count="0"/>
  </office:meta>
</office:document-meta>
</file>